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3000001A6836E2FA971EA9E21.png" manifest:media-type="image/png"/>
  <manifest:file-entry manifest:full-path="Pictures/10000201000002C9000002C422AF3A67C7119EEF.png" manifest:media-type="image/png"/>
  <manifest:file-entry manifest:full-path="Pictures/100002010000015E000002444F351367C024693C.png" manifest:media-type="image/png"/>
  <manifest:file-entry manifest:full-path="Pictures/10000201000002BD0000032CDAA3AB42A5B8EF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4f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1">задание 1<text:tab/><text:tab/><text:tab/><text:tab/><text:tab/>Вывод</text:p>
      <text:p text:style-name="Preformatted_20_Text"><draw:frame draw:style-name="fr1" draw:name="Изображение3" text:anchor-type="paragraph" svg:x="0.055cm" svg:y="0.037cm" svg:width="6.925cm" svg:height="6.258cm" draw:z-index="2"><draw:image xlink:href="Pictures/10000201000001D3000001A6836E2FA971EA9E21.png" xlink:type="simple" xlink:show="embed" xlink:actuate="onLoad" loext:mime-type="image/png"/></draw:frame><draw:frame draw:style-name="fr2" draw:name="Изображение4" text:anchor-type="paragraph" svg:x="7.355cm" svg:y="0.005cm" svg:width="6.791cm" svg:height="6.743cm" draw:z-index="3"><draw:image xlink:href="Pictures/10000201000002C9000002C422AF3A67C7119EEF.png" xlink:type="simple" xlink:show="embed" xlink:actuate="onLoad" loext:mime-type="image/png"/></draw:frame></text:p>
      <text:p text:style-name="Preformatted_20_Text"/>
      <text:p text:style-name="Preformatted_20_Text"/>
      <text:p text:style-name="P1">задание 2<text:tab/><text:tab/><text:tab/><text:tab/><text:tab/>Вывод</text:p>
      <text:p text:style-name="Preformatted_20_Text"><draw:frame draw:style-name="fr1" draw:name="Изображение1" text:anchor-type="paragraph" svg:x="0.139cm" svg:y="0cm" svg:width="5.618cm" svg:height="9.308cm" draw:z-index="0"><draw:image xlink:href="Pictures/100002010000015E000002444F351367C024693C.png" xlink:type="simple" xlink:show="embed" xlink:actuate="onLoad" loext:mime-type="image/png"/></draw:frame><draw:frame draw:style-name="fr2" draw:name="Изображение2" text:anchor-type="paragraph" svg:x="7.553cm" svg:y="0.004cm" svg:width="9.701cm" svg:height="11.238cm" draw:z-index="1"><draw:image xlink:href="Pictures/10000201000002BD0000032CDAA3AB42A5B8EF9E.png" xlink:type="simple" xlink:show="embed" xlink:actuate="onLoad" loext:mime-type="image/png"/></draw:frame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9T19:37:49.043000000</dc:date>
    <meta:editing-duration>PT5M22S</meta:editing-duration>
    <meta:editing-cycles>1</meta:editing-cycles>
    <meta:generator>Trio_Office/6.2.8.2$Windows_x86 LibreOffice_project/</meta:generator>
    <meta:document-statistic meta:table-count="0" meta:image-count="4" meta:object-count="0" meta:page-count="1" meta:paragraph-count="2" meta:word-count="6" meta:character-count="38" meta:non-whitespace-character-count="26"/>
  </office:meta>
</office:document-meta>
</file>